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100000157FA77E6EE7014DC08.png" manifest:media-type="image/png"/>
  <manifest:file-entry manifest:full-path="Pictures/10000201000001DC00000147E4A116B40C62500C.png" manifest:media-type="image/png"/>
  <manifest:file-entry manifest:full-path="Pictures/1000020100000107000000808AFE8A25373AF2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2ced" officeooo:paragraph-rsid="000d2ced"/>
    </style:style>
    <style:style style:name="P2" style:family="paragraph" style:parent-style-name="Standard">
      <style:paragraph-properties fo:line-height="100%" fo:text-align="center" style:justify-single-word="false"/>
      <style:text-properties fo:font-size="16pt" officeooo:paragraph-rsid="000d2ce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d2ced" officeooo:paragraph-rsid="000d2ced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officeooo:paragraph-rsid="000d2ced"/>
    </style:style>
    <style:style style:name="P5" style:family="paragraph" style:parent-style-name="Standard">
      <style:text-properties officeooo:rsid="001292c6" officeooo:paragraph-rsid="001292c6"/>
    </style:style>
    <style:style style:name="P6" style:family="paragraph" style:parent-style-name="Standard">
      <style:text-properties officeooo:rsid="00194fb1" officeooo:paragraph-rsid="00194fb1"/>
    </style:style>
    <style:style style:name="P7" style:family="paragraph" style:parent-style-name="Standard">
      <style:text-properties officeooo:rsid="001d2bc5" officeooo:paragraph-rsid="001d2bc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paragraph-rsid="000d2ced" style:font-size-asian="16pt" style:font-size-complex="16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0d2ced" style:font-size-asian="14pt" style:font-size-complex="14pt"/>
    </style:style>
    <style:style style:name="P10" style:family="paragraph" style:parent-style-name="Standard">
      <style:paragraph-properties fo:margin-top="1.058cm" fo:margin-bottom="0.353cm" loext:contextual-spacing="false" fo:line-height="200%" fo:text-align="center" style:justify-single-word="false"/>
      <style:text-properties fo:font-size="14pt" officeooo:paragraph-rsid="000d2ced" style:font-size-asian="14pt" style:font-size-complex="14pt"/>
    </style:style>
    <style:style style:name="P11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fo:font-size="14pt" officeooo:paragraph-rsid="000d2ced" style:font-size-asian="14pt" style:font-size-complex="14pt"/>
    </style:style>
    <style:style style:name="P12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style:font-name="Cambria" fo:font-size="14pt" fo:font-weight="bold" officeooo:rsid="002ba62a" officeooo:paragraph-rsid="000d2ced" fo:background-color="transparent" style:font-size-asian="14pt" style:font-weight-asian="bold" style:font-size-complex="14pt"/>
    </style:style>
    <style:style style:name="P13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officeooo:rsid="000d2ced" officeooo:paragraph-rsid="000d2ced"/>
    </style:style>
    <style:style style:name="P14" style:family="paragraph" style:parent-style-name="Standard">
      <style:paragraph-properties fo:margin-left="12.002cm" fo:margin-right="0cm" fo:margin-top="5.292cm" fo:margin-bottom="0cm" loext:contextual-spacing="false" fo:text-indent="0cm" style:auto-text-indent="false"/>
      <style:text-properties officeooo:paragraph-rsid="000d2ced"/>
    </style:style>
    <style:style style:name="P15" style:family="paragraph" style:parent-style-name="Standard">
      <style:paragraph-properties fo:margin-left="12.002cm" fo:margin-right="0cm" fo:margin-top="0cm" fo:margin-bottom="0cm" loext:contextual-spacing="false" fo:text-indent="0cm" style:auto-text-indent="false"/>
      <style:text-properties fo:font-size="14pt" fo:font-style="italic" officeooo:paragraph-rsid="000d2ced" style:font-size-asian="14pt" style:font-style-asian="italic" style:font-size-complex="14pt"/>
    </style:style>
    <style:style style:name="P16" style:family="paragraph" style:parent-style-name="Standard">
      <style:paragraph-properties fo:margin-top="2cm" fo:margin-bottom="0cm" loext:contextual-spacing="false" fo:text-align="center" style:justify-single-word="false" style:writing-mode="page"/>
      <style:text-properties fo:font-size="16pt" officeooo:paragraph-rsid="000d2ced" style:font-size-asian="16pt" style:font-size-complex="16pt"/>
    </style:style>
    <style:style style:name="P1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size="16pt" officeooo:paragraph-rsid="000d2ced" style:font-size-asian="16pt" style:font-size-complex="16pt"/>
    </style:style>
    <style:style style:name="P18" style:family="paragraph" style:parent-style-name="Standard">
      <style:text-properties officeooo:rsid="001d2bc5" officeooo:paragraph-rsid="001d2bc5"/>
    </style:style>
    <style:style style:name="P19" style:family="paragraph" style:parent-style-name="Standard">
      <style:text-properties officeooo:rsid="00219294" officeooo:paragraph-rsid="00219294"/>
    </style:style>
    <style:style style:name="P20" style:family="paragraph" style:parent-style-name="Standard">
      <style:text-properties officeooo:rsid="00231793" officeooo:paragraph-rsid="00231793"/>
    </style:style>
    <style:style style:name="T1" style:family="text">
      <style:text-properties officeooo:rsid="000d2ce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1991a" style:font-size-asian="14pt" style:font-size-complex="14pt"/>
    </style:style>
    <style:style style:name="T4" style:family="text">
      <style:text-properties fo:font-size="14pt" fo:background-color="transparent" loext:char-shading-value="0" style:font-size-asian="14pt" style:font-size-complex="14pt"/>
    </style:style>
    <style:style style:name="T5" style:family="text">
      <style:text-properties fo:font-size="14pt" officeooo:rsid="002ba62a" fo:background-color="transparent" loext:char-shading-value="0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officeooo:rsid="001497c2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11991a" style:font-size-asian="16pt" style:font-size-complex="16pt"/>
    </style:style>
    <style:style style:name="T10" style:family="text">
      <style:text-properties officeooo:rsid="000ff9a3"/>
    </style:style>
    <style:style style:name="T11" style:family="text">
      <style:text-properties officeooo:rsid="00107781"/>
    </style:style>
    <style:style style:name="T12" style:family="text">
      <style:text-properties officeooo:rsid="001320ca"/>
    </style:style>
    <style:style style:name="T13" style:family="text">
      <style:text-properties officeooo:rsid="0019fe15"/>
    </style:style>
    <style:style style:name="T14" style:family="text">
      <style:text-properties officeooo:rsid="001f111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ИНИСТЕРСТВО ОБРАЗОВАНИЯ И НАУКИ РОССИЙСКОЙ ФЕДЕРАЦИИ</text:p>
      <text:p text:style-name="P8">ФЕДЕРАЛЬНОЕ ГОСУДАРСТВЕННОЕ АВТОНОМНОЕ ОБРАЗОВАТЕЛЬНОЕ</text:p>
      <text:p text:style-name="P2">УЧЕРЕЖДЕНИЕ ВЫСШЕГО ОБРАЗОВАНИЯ</text:p>
      <text:p text:style-name="P9">«Санкт-Петербургский национальный исследовательский университет</text:p>
      <text:p text:style-name="P9">информационных технологий, механики и оптики»</text:p>
      <text:p text:style-name="P10">Факультет информационных технологий и программирования</text:p>
      <text:p text:style-name="P11">Кафедра информационных систем<text:bookmark text:name="_GoBack"/></text:p>
      <text:p text:style-name="P13"><text:span text:style-name="T5">П</text:span><text:span text:style-name="T4">роект</text:span></text:p>
      <text:p text:style-name="P12">Моделирование <text:span text:style-name="T1">искусственных нейронных сетей</text:span></text:p>
      <text:p text:style-name="P14"><text:span text:style-name="T2">Выполнил студент группы № </text:span><text:span text:style-name="T6">M</text:span><text:span text:style-name="T2">3</text:span><text:span text:style-name="T3">3</text:span><text:span text:style-name="T2">03</text:span></text:p>
      <text:p text:style-name="P15"><text:span text:style-name="T7">Слобода</text:span> Полина Олеговна</text:p>
      <text:p text:style-name="P16">САНКТ-ПЕТЕРБУРГ</text:p>
      <text:p text:style-name="P4"><text:span text:style-name="T8">201</text:span><text:span text:style-name="T9">9</text:span></text:p>
      <text:p text:style-name="P3"/>
      <text:p text:style-name="P1">Я решала задачи моделирования искусственных нейронных сетей для решения двух задач.</text:p>
      <text:p text:style-name="P1">Первая из них — аналитически заданная функция:</text:p>
      <text:p text:style-name="P1"/>
      <text:p text:style-name="P1"><draw:frame draw:style-name="fr1" draw:name="Image2" text:anchor-type="paragraph" svg:width="3.725cm" svg:height="1.813cm" draw:z-index="1"><draw:image xlink:href="Pictures/1000020100000107000000808AFE8A25373AF2B0.png" xlink:type="simple" xlink:show="embed" xlink:actuate="onLoad"/></draw:frame><text:soft-page-break/></text:p>
      <text:p text:style-name="P1">Я решила смоделировать сеть с одной входной вершиной, котрая будет нормировать входное значение и передавать дальше функцию активации, двумя скрытыми слоями по 10 вершин и одним выходным (слои собирают данные от всех выходов предыдущего слоя, домножают их на соответствующие веса и суммируют, передавая дальше значение функции активации от полученного результата). В качестве функции активации мною была взята сигмоида.</text:p>
      <text:p text:style-name="P1">Я передавала сети значения, и если сеть выдавала на них неподходящий результат (сравнивалась выходная степень возбуждения и отнормированное «нужное» значение), запускалась функция обучения (обучения с учителем). Я использовала алгоритм <text:span text:style-name="T10">обратного распространения ошибки.</text:span></text:p>
      <text:p text:style-name="P1"/>
      <text:p text:style-name="P1"><draw:frame draw:style-name="fr2" draw:name="Image1" text:anchor-type="paragraph" svg:x="1.586cm" svg:y="0.192cm" svg:width="12.594cm" svg:height="8.652cm" draw:z-index="0"><draw:image xlink:href="Pictures/10000201000001DC00000147E4A116B40C62500C.png" xlink:type="simple" xlink:show="embed" xlink:actuate="onLoad"/></draw:frame></text:p>
      <text:p text:style-name="P1">Это я скормила сети по очереди 12 нулей, на графике видно отклонение выходного значения возбужденности сети от идеального значения возбужденности <text:span text:style-name="T11">(полученного, опять же, нормировкой моделируемой функции). Видно, что по мере продвижения сеть все больше и больше «убеждается», что нужно возвращать.</text:span></text:p>
      <text:p text:style-name="P1"/>
      <text:p text:style-name="P5">После этого я попробовала запустить сеть на различных значениях (случайных) и посмотреть, насколько она хорошо учится в таком случае. <text:span text:style-name="T12">Ответ — не очень. Эффективность порядка 10 процентов (сравнение возбужденностей производила с точностью до 0.1, обучение и тестирование по 10 000 значений). Результат неутешительный от слова совсем. Попытки увеличить количество вершин в скрытых слоях мало помогают, результаты примерно такие же. Вообще если учесть, что с точностью до 0.1 сравниваются возбужденности (от 0 до 1), результаты очень похожи на простое гадание.</text:span></text:p>
      <text:p text:style-name="P5"/>
      <text:p text:style-name="P6">При попытках обучить сеть на равномерно возрастающем входном значениии я заметила, что <text:s/>сеть улавливает, какой примерно ответ от нее ждут и в процессе обучения часто угадывает. Но если неожиданно подсунуть входной параметр, выбивающийся из общей массы, она очень сильно ошибется. </text:p>
      <text:p text:style-name="P6"/>
      <text:p text:style-name="P6"><text:soft-page-break/>Это наводит на мысли о переобучении. <text:span text:style-name="T13">Все это время коэффициент n скорости обучения был равен единице. Уменьшаю до 0.5, обучаю с 20 вершинами в скрытом слое, все еще по 10 000 примеров для обучения и тестирования, все еще сравниваю с точностью до 0.1 степени возбуждения. 11%. Уменьшаю до 0.2 -&gt; 12%.</text:span></text:p>
      <text:p text:style-name="P6"/>
      <text:p text:style-name="P7">Пробуем 0.1 скорость обучения и увеличим количество данных для обучения до 20 000. <text:span text:style-name="T14">И снова ничего не меняется. При любом раскладе получаю примерно 10% точности.</text:span></text:p>
      <text:p text:style-name="P7"/>
      <text:p text:style-name="P7"/>
      <text:p text:style-name="P19">После стольких неудач и исследований я пришла к выводу, что что-то я глобально делаю не так. Во-первых, чтобы приблизить мою функцию, мне будет достаточно одного скрытого слоя — это существенное упрощение кода. А самое главное — что сеть не может с первого раза научиться и что одни и че же данные ей необходимо давать несколько раз. Пожалуй, мой предыдущий метод обучения мог бы сработать, если бы я поставила нереально большое количество генераций.</text:p>
      <text:p text:style-name="P20">Проверка моей догадки про обучение по эпохам- поставила 100 эпох, данные — равномерно проставленные от -10 до 10 точки с интервалом в 0.1. Также оценивала степени возбужденности с точностью до десятой, на графике видны средние квадраты отклонения реально полученных значений от ожидаемых значений для каждой эпохи.</text:p>
      <text:p text:style-name="P7"/>
      <text:p text:style-name="P7"/>
      <text:p text:style-name="P7"><draw:frame draw:style-name="fr1" draw:name="Image3" text:anchor-type="paragraph" svg:width="12.726cm" svg:height="9.075cm" draw:z-index="2"><draw:image xlink:href="Pictures/10000201000001E100000157FA77E6EE7014DC08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1:41:16.153371331</meta:creation-date>
    <dc:date>2019-05-02T14:59:13.614021066</dc:date>
    <meta:editing-duration>PT1H25M16S</meta:editing-duration>
    <meta:editing-cycles>26</meta:editing-cycles>
    <meta:generator>LibreOffice/5.3.6.1$Linux_X86_64 LibreOffice_project/30$Build-1</meta:generator>
    <meta:document-statistic meta:table-count="0" meta:image-count="3" meta:object-count="0" meta:page-count="3" meta:paragraph-count="24" meta:word-count="501" meta:character-count="3624" meta:non-whitespace-character-count="3140"/>
  </office:meta>
</office:document-meta>
</file>